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Selecto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Selector.addGenerator( ServiceManager newManager , Object hint , Program gene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atorSelector.release(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Selec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Selector.removeGenerator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Selec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atorSelector.select( Object 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